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NCONSIDERATION! THE DISCIPLES AND THE BLIND MAN (9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INCONSIDERATION! THE DISCIPLES AND THE BLIND MAN (9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look upon the blind man (9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look beyond the blind man (9:2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y look beyond the blind man (9:2-5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What they ask (9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ow he answers (9:3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How he answers (9:3-5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"It was not because of his sins or his parents' sins" (9:3a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"He was born blind so the power of God could be seen in him" (9:3b-5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They look beyond the blind man (9:2-5):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What they ask (9:2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ow he answers (9:3-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INCONSIDERATION! THE DISCIPLES AND THE BLIND MAN (9:1-5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y look upon the blind man (9:1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y look beyond the blind man (9:2-5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JOHN 9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INCONSIDERATION! THE DISCIPLES AND THE BLIND MAN (9:1-5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DEMONSTRATION! THE SAVIOR AND THE BLIND MAN (9:6-7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2-tx-Title-and-Text" presentation:presentation-page-layout-name="Master1-PPL12" draw:id="Slide-263">
        <draw:frame draw:id="id97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DEMONSTRATION! THE SAVIOR AND THE BLIND MAN (9:6-7):<text:s text:c="1"/></text:span><text:span text:style-name="a532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mud (9:6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miracle (9:7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JOHN 9</text:span><text:span text:style-name="a547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INCONSIDERATION! THE DISCIPLES AND THE BLIND MAN (9:1-5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DEMONSTRATION! THE SAVIOR AND THE BLIND MAN (9:6-7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SPECULATION! THE NEIGHBORS AND THE BLIND MAN (9:8-12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SPECULATION! THE NEIGHBORS AND THE BLIND MAN (9:8-12)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ir confusion (9:8-9a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His clarification (9:9b-1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JOHN 9</text:span><text:span text:style-name="a580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INCONSIDERATION! THE DISCIPLES AND THE BLIND MAN (9:1-5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DEMONSTRATION! THE SAVIOR AND THE BLIND MAN (9:6-7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SPECULATION! THE NEIGHBORS AND THE BLIND MAN (9:8-12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INTERROGATION! THE PHARISEES AND THE BLIND MAN (9:13-23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2" draw:style-name="a599" draw:master-page-name="Master1-Layout1-title-Title-Slide" presentation:presentation-page-layout-name="Master1-PPL1" draw:id="Slide-267">
        <draw:frame draw:id="id105" presentation:style-name="a603" draw:name="Title 1" svg:x="1.38in" svg:y="0.83in" svg:width="10.3in" svg:height="4.42in" presentation:class="title" presentation:placeholder="false">
          <draw:text-box>
            <text:p text:style-name="a602" text:class-names="" text:cond-style-name=""><text:span text:style-name="a600" text:class-names="">INTERROGATION! THE PHARISEES AND THE BLIND MAN (9:13-23):<text:s text:c="1"/></text:span><text:span text:style-name="a601" text:class-names=""/></text:p>
          </draw:text-box>
          <svg:title/>
          <svg:desc/>
        </draw:frame>
        <draw:frame draw:id="id106" presentation:style-name="a608" draw:name="Subtitle 2" svg:x="1.38in" svg:y="5.25in" svg:width="10.3in" svg:height="1.85in" presentation:class="subtitle" presentation:placeholder="false">
          <draw:text-box>
            <text:p text:style-name="a605" text:class-names="" text:cond-style-name=""><text:span text:style-name="a604" text:class-names=""><text:s text:c="1"/>The man (9:13-17)<text:s text:c="1"/></text:span></text:p>
            <text:p text:style-name="a607" text:class-names="" text:cond-style-name=""><text:span text:style-name="a606" text:class-names=""/></text:p>
          </draw:text-box>
          <svg:title/>
          <svg:desc/>
        </draw:frame>
      </draw:page>
      <draw:page draw:name="Slide13" draw:style-name="a609" draw:master-page-name="Master1-Layout12-tx-Title-and-Text" presentation:presentation-page-layout-name="Master1-PPL12" draw:id="Slide-268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 man (9:13-17)<text:s text:c="1"/></text:span><text:span text:style-name="a611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day (9:13-14): Jesus healed him on the Sabbath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demand (9:15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The demand (9:15)<text:s text:c="1"/></text:span><text:span text:style-name="a626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The Pharisees ask the man what happened (9:15a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man tells them how Jesus healed him (9:15b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5" draw:style-name="a639" draw:master-page-name="Master1-Layout12-tx-Title-and-Text" presentation:presentation-page-layout-name="Master1-PPL12" draw:id="Slide-270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man (9:13-17)<text:s text:c="1"/></text:span><text:span text:style-name="a641" text:class-names=""/></text:p>
          </draw:text-box>
          <svg:title/>
          <svg:desc/>
        </draw:frame>
        <draw:frame draw:id="id112" presentation:style-name="a656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day (9:13-14): Jesus healed him on the Sabbath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demand (9:15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division (9:16-17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6" draw:style-name="a657" draw:master-page-name="Master1-Layout12-tx-Title-and-Text" presentation:presentation-page-layout-name="Master1-PPL12" draw:id="Slide-271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division (9:16-17)<text:s text:c="1"/></text:span><text:span text:style-name="a659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Some Pharisees say, "This man Jesus is not from God, for he is working on the Sabbath" (9:16a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Others say, "How could an ordinary sinner do such miraculous signs?" (9:16b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healed man says, "I think he must be a prophet" (9:17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The man (9:13-17)<text:s text:c="1"/></text:span><text:span text:style-name="a677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day (9:13-14): Jesus healed him on the Sabbath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demand (9:15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division (9:16-17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8" draw:style-name="a693" draw:master-page-name="Master1-Layout12-tx-Title-and-Text" presentation:presentation-page-layout-name="Master1-PPL12" draw:id="Slide-273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INTERROGATION! THE PHARISEES AND THE BLIND MAN (9:13-23):<text:s text:c="1"/></text:span><text:span text:style-name="a695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man (9:13-1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parents (9:18-23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9" draw:style-name="a708" draw:master-page-name="Master1-Layout1-title-Title-Slide" presentation:presentation-page-layout-name="Master1-PPL1" draw:id="Slide-274">
        <draw:frame draw:id="id119" presentation:style-name="a712" draw:name="Title 1" svg:x="1.38in" svg:y="0.83in" svg:width="10.3in" svg:height="4.42in" presentation:class="title" presentation:placeholder="false">
          <draw:text-box>
            <text:p text:style-name="a711" text:class-names="" text:cond-style-name=""><text:span text:style-name="a709" text:class-names=""><text:s text:c="1"/>The parents (9:18-23)<text:s text:c="1"/></text:span><text:span text:style-name="a710" text:class-names=""/></text:p>
          </draw:text-box>
          <svg:title/>
          <svg:desc/>
        </draw:frame>
        <draw:frame draw:id="id120" presentation:style-name="a717" draw:name="Subtitle 2" svg:x="1.38in" svg:y="5.25in" svg:width="10.3in" svg:height="1.85in" presentation:class="subtitle" presentation:placeholder="false">
          <draw:text-box>
            <text:p text:style-name="a714" text:class-names="" text:cond-style-name=""><text:span text:style-name="a713" text:class-names=""><text:s text:c="1"/>The Pharisees (9:18-19)<text:s text:c="1"/></text:span></text:p>
            <text:p text:style-name="a716" text:class-names="" text:cond-style-name=""><text:span text:style-name="a715" text:class-names=""/></text:p>
          </draw:text-box>
          <svg:title/>
          <svg:desc/>
        </draw:frame>
      </draw:page>
      <draw:page draw:name="Slide20" draw:style-name="a718" draw:master-page-name="Master1-Layout12-tx-Title-and-Text" presentation:presentation-page-layout-name="Master1-PPL12" draw:id="Slide-275">
        <draw:frame draw:id="id121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<text:s text:c="1"/>The Pharisees (9:18-19)<text:s text:c="1"/></text:span><text:span text:style-name="a720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"Is this your son?" (9:18-19a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"Was he born blind?" (9:19b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"How can he see?" (9:19c).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1" draw:style-name="a736" draw:master-page-name="Master1-Layout12-tx-Title-and-Text" presentation:presentation-page-layout-name="Master1-PPL12" draw:id="Slide-276">
        <draw:frame draw:id="id123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<text:s text:c="1"/>The parents (9:18-23)<text:s text:c="1"/></text:span><text:span text:style-name="a738" text:class-names=""/></text:p>
          </draw:text-box>
          <svg:title/>
          <svg:desc/>
        </draw:frame>
        <draw:frame draw:id="id124" presentation:style-name="a750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The Pharisees (9:18-19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parents (9:20-23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2" draw:style-name="a751" draw:master-page-name="Master1-Layout12-tx-Title-and-Text" presentation:presentation-page-layout-name="Master1-PPL12" draw:id="Slide-277">
        <draw:frame draw:id="id125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INTERROGATION! THE PHARISEES AND THE BLIND MAN (9:13-23):<text:s text:c="1"/></text:span><text:span text:style-name="a753" text:class-names=""/></text:p>
          </draw:text-box>
          <svg:title/>
          <svg:desc/>
        </draw:frame>
        <draw:frame draw:id="id126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The man (9:13-17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parents (9:18-23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3" draw:style-name="a766" draw:master-page-name="Master1-Layout12-tx-Title-and-Text" presentation:presentation-page-layout-name="Master1-PPL12" draw:id="Slide-278">
        <draw:frame draw:id="id127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JOHN 9</text:span><text:span text:style-name="a768" text:class-names=""/></text:p>
          </draw:text-box>
          <svg:title/>
          <svg:desc/>
        </draw:frame>
        <draw:frame draw:id="id128" presentation:style-name="a789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INCONSIDERATION! THE DISCIPLES AND THE BLIND MAN (9:1-5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DEMONSTRATION! THE SAVIOR AND THE BLIND MAN (9:6-7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SPECULATION! THE NEIGHBORS AND THE BLIND MAN (9:8-12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INTERROGATION! THE PHARISEES AND THE BLIND MAN (9:13-23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CASTIGATION! THE PHARISEES AND THE BLIND MAN (9:24-34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4" draw:style-name="a790" draw:master-page-name="Master1-Layout1-title-Title-Slide" presentation:presentation-page-layout-name="Master1-PPL1" draw:id="Slide-279">
        <draw:frame draw:id="id129" presentation:style-name="a794" draw:name="Title 1" svg:x="1.38in" svg:y="0.83in" svg:width="10.3in" svg:height="4.42in" presentation:class="title" presentation:placeholder="false">
          <draw:text-box>
            <text:p text:style-name="a793" text:class-names="" text:cond-style-name=""><text:span text:style-name="a791" text:class-names="">CASTIGATION! THE PHARISEES AND THE BLIND MAN (9:24-34):<text:s text:c="1"/></text:span><text:span text:style-name="a792" text:class-names=""/></text:p>
          </draw:text-box>
          <svg:title/>
          <svg:desc/>
        </draw:frame>
        <draw:frame draw:id="id130" presentation:style-name="a799" draw:name="Subtitle 2" svg:x="1.38in" svg:y="5.25in" svg:width="10.3in" svg:height="1.85in" presentation:class="subtitle" presentation:placeholder="false">
          <draw:text-box>
            <text:p text:style-name="a796" text:class-names="" text:cond-style-name=""><text:span text:style-name="a795" text:class-names=""><text:s text:c="1"/>Jesus is denounced by the Pharisees (9:24, 26, 28-29).<text:s text:c="1"/></text:span></text:p>
            <text:p text:style-name="a798" text:class-names="" text:cond-style-name=""><text:span text:style-name="a797" text:class-names=""/></text:p>
          </draw:text-box>
          <svg:title/>
          <svg:desc/>
        </draw:frame>
      </draw:page>
      <draw:page draw:name="Slide25" draw:style-name="a800" draw:master-page-name="Master1-Layout12-tx-Title-and-Text" presentation:presentation-page-layout-name="Master1-PPL12" draw:id="Slide-280">
        <draw:frame draw:id="id131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<text:s text:c="1"/>Jesus is denounced by the Pharisees (9:24, 26, 28-29).<text:s text:c="1"/></text:span><text:span text:style-name="a802" text:class-names=""/></text:p>
          </draw:text-box>
          <svg:title/>
          <svg:desc/>
        </draw:frame>
        <draw:frame draw:id="id132" presentation:style-name="a814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"We know Jesus is a sinner" (9:24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"We don't know anything about him" (9:26, 28-29)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6" draw:style-name="a815" draw:master-page-name="Master1-Layout12-tx-Title-and-Text" presentation:presentation-page-layout-name="Master1-PPL12" draw:id="Slide-281">
        <draw:frame draw:id="id133" presentation:style-name="a819" draw:name="Title 1" svg:x="1.38in" svg:y="0.4in" svg:width="10.6in" svg:height="1.44965in" presentation:class="title" presentation:placeholder="false">
          <draw:text-box>
            <text:p text:style-name="a818" text:class-names="" text:cond-style-name=""><text:span text:style-name="a816" text:class-names="">CASTIGATION! THE PHARISEES AND THE BLIND MAN (9:24-34):<text:s text:c="1"/></text:span><text:span text:style-name="a817" text:class-names=""/></text:p>
          </draw:text-box>
          <svg:title/>
          <svg:desc/>
        </draw:frame>
        <draw:frame draw:id="id134" presentation:style-name="a829" draw:name="Text Placeholder 2" svg:x="1.38in" svg:y="2in" svg:width="9.4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Jesus is denounced by the Pharisees (9:24, 26, 28-29).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Jesus is defended by the blind man (9:25, 27, 30-34).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7" draw:style-name="a830" draw:master-page-name="Master1-Layout12-tx-Title-and-Text" presentation:presentation-page-layout-name="Master1-PPL12" draw:id="Slide-282">
        <draw:frame draw:id="id135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Jesus is defended by the blind man (9:25, 27, 30-34).<text:s text:c="1"/></text:span><text:span text:style-name="a832" text:class-names=""/></text:p>
          </draw:text-box>
          <svg:title/>
          <svg:desc/>
        </draw:frame>
        <draw:frame draw:id="id136" presentation:style-name="a844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"1 don't know whether he is a sinner. But I know this: I was blind, and now I can see!" (9:25, 27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"Never since the world began has anyone been able to open the eyes of someone born blind. If this man were not from God, he couldn't do it" (9:30-33)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8" draw:style-name="a845" draw:master-page-name="Master1-Layout12-tx-Title-and-Text" presentation:presentation-page-layout-name="Master1-PPL12" draw:id="Slide-283">
        <draw:frame draw:id="id137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CASTIGATION! THE PHARISEES AND THE BLIND MAN (9:24-34):<text:s text:c="1"/></text:span><text:span text:style-name="a847" text:class-names=""/></text:p>
          </draw:text-box>
          <svg:title/>
          <svg:desc/>
        </draw:frame>
        <draw:frame draw:id="id138" presentation:style-name="a862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Jesus is denounced by the Pharisees (9:24, 26, 28-29).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Jesus is defended by the blind man (9:25, 27, 30-34).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former blind man is thrown out of the synagogue (9:34).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29" draw:style-name="a863" draw:master-page-name="Master1-Layout12-tx-Title-and-Text" presentation:presentation-page-layout-name="Master1-PPL12" draw:id="Slide-284">
        <draw:frame draw:id="id139" presentation:style-name="a867" draw:name="Title 1" svg:x="1.38in" svg:y="0.4in" svg:width="10.6in" svg:height="1.44965in" presentation:class="title" presentation:placeholder="false">
          <draw:text-box>
            <text:p text:style-name="a866" text:class-names="" text:cond-style-name=""><text:span text:style-name="a864" text:class-names="">JOHN 9</text:span><text:span text:style-name="a865" text:class-names=""/></text:p>
          </draw:text-box>
          <svg:title/>
          <svg:desc/>
        </draw:frame>
        <draw:frame draw:id="id140" presentation:style-name="a889" draw:name="Text Placeholder 2" svg:x="1.38in" svg:y="2in" svg:width="9.4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INCONSIDERATION! THE DISCIPLES AND THE BLIND MAN (9:1-5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DEMONSTRATION! THE SAVIOR AND THE BLIND MAN (9:6-7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SPECULATION! THE NEIGHBORS AND THE BLIND MAN (9:8-12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INTERROGATION! THE PHARISEES AND THE BLIND MAN (9:13-23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CASTIGATION! THE PHARISEES AND THE BLIND MAN (9:24-34):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SUMMATION! JESUS AND THE BLIND MAN (9:35-41):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30" draw:style-name="a890" draw:master-page-name="Master1-Layout1-title-Title-Slide" presentation:presentation-page-layout-name="Master1-PPL1" draw:id="Slide-285">
        <draw:frame draw:id="id141" presentation:style-name="a894" draw:name="Title 1" svg:x="1.38in" svg:y="0.83in" svg:width="10.3in" svg:height="4.42in" presentation:class="title" presentation:placeholder="false">
          <draw:text-box>
            <text:p text:style-name="a893" text:class-names="" text:cond-style-name=""><text:span text:style-name="a891" text:class-names="">SUMMATION! JESUS AND THE BLIND MAN (9:35-41):<text:s text:c="1"/></text:span><text:span text:style-name="a892" text:class-names=""/></text:p>
          </draw:text-box>
          <svg:title/>
          <svg:desc/>
        </draw:frame>
        <draw:frame draw:id="id142" presentation:style-name="a899" draw:name="Subtitle 2" svg:x="1.38in" svg:y="5.25in" svg:width="10.3in" svg:height="1.85in" presentation:class="subtitle" presentation:placeholder="false">
          <draw:text-box>
            <text:p text:style-name="a896" text:class-names="" text:cond-style-name=""><text:span text:style-name="a895" text:class-names=""><text:s text:c="1"/>That the blind might see (9:39a):<text:s text:c="1"/></text:span></text:p>
            <text:p text:style-name="a898" text:class-names="" text:cond-style-name=""><text:span text:style-name="a897" text:class-names=""/></text:p>
          </draw:text-box>
          <svg:title/>
          <svg:desc/>
        </draw:frame>
      </draw:page>
      <draw:page draw:name="Slide31" draw:style-name="a900" draw:master-page-name="Master1-Layout12-tx-Title-and-Text" presentation:presentation-page-layout-name="Master1-PPL12" draw:id="Slide-286">
        <draw:frame draw:id="id143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<text:s text:c="1"/>That the blind might see (9:39a):<text:s text:c="1"/></text:span><text:span text:style-name="a902" text:class-names=""/></text:p>
          </draw:text-box>
          <svg:title/>
          <svg:desc/>
        </draw:frame>
        <draw:frame draw:id="id144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The witness by Jesus (9:35-37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worship of Jesus (9:38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32" draw:style-name="a915" draw:master-page-name="Master1-Layout12-tx-Title-and-Text" presentation:presentation-page-layout-name="Master1-PPL12" draw:id="Slide-287">
        <draw:frame draw:id="id145" presentation:style-name="a919" draw:name="Title 1" svg:x="1.38in" svg:y="0.4in" svg:width="10.6in" svg:height="1.44965in" presentation:class="title" presentation:placeholder="false">
          <draw:text-box>
            <text:p text:style-name="a918" text:class-names="" text:cond-style-name=""><text:span text:style-name="a916" text:class-names="">SUMMATION! JESUS AND THE BLIND MAN (9:35-41):<text:s text:c="1"/></text:span><text:span text:style-name="a917" text:class-names=""/></text:p>
          </draw:text-box>
          <svg:title/>
          <svg:desc/>
        </draw:frame>
        <draw:frame draw:id="id146" presentation:style-name="a929" draw:name="Text Placeholder 2" svg:x="1.38in" svg:y="2in" svg:width="9.4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<text:s text:c="1"/>That the blind might see (9:39a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That those who think they can see might be blinded (9:39b-41):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</draw:page>
      <draw:page draw:name="Slide33" draw:style-name="a930" draw:master-page-name="Master1-Layout12-tx-Title-and-Text" presentation:presentation-page-layout-name="Master1-PPL12" draw:id="Slide-288">
        <draw:frame draw:id="id147" presentation:style-name="a934" draw:name="Title 1" svg:x="1.38in" svg:y="0.4in" svg:width="10.6in" svg:height="1.44965in" presentation:class="title" presentation:placeholder="false">
          <draw:text-box>
            <text:p text:style-name="a933" text:class-names="" text:cond-style-name=""><text:span text:style-name="a931" text:class-names="">JOHN 9</text:span><text:span text:style-name="a932" text:class-names=""/></text:p>
          </draw:text-box>
          <svg:title/>
          <svg:desc/>
        </draw:frame>
        <draw:frame draw:id="id148" presentation:style-name="a956" draw:name="Text Placeholder 2" svg:x="1.38in" svg:y="2in" svg:width="9.4in" svg:height="4.75868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INCONSIDERATION! THE DISCIPLES AND THE BLIND MAN (9:1-5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DEMONSTRATION! THE SAVIOR AND THE BLIND MAN (9:6-7):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SPECULATION! THE NEIGHBORS AND THE BLIND MAN (9:8-12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INTERROGATION! THE PHARISEES AND THE BLIND MAN (9:13-23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CASTIGATION! THE PHARISEES AND THE BLIND MAN (9:24-34):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SUMMATION! JESUS AND THE BLIND MAN (9:35-41):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9</dc:title>
    <meta:initial-creator>David STRICKLAND</meta:initial-creator>
    <dc:creator>David STRICKLAND</dc:creator>
    <meta:creation-date>2020-02-23T23:14:37Z</meta:creation-date>
    <dc:date>2020-02-23T23:14:37Z</dc:date>
    <meta:template xlink:href="BibleStudy" xlink:type="simple"/>
    <meta:editing-cycles>1</meta:editing-cycles>
    <meta:editing-duration>PT0S</meta:editing-duration>
    <meta:document-statistic meta:paragraph-count="113" meta:word-count="1140"/>
  </office:meta>
</office:document-meta>
</file>